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8928" calcext:value-type="float">
            <text:p>58.4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1976" calcext:value-type="float">
            <text:p>58.4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8928" calcext:value-type="float">
            <text:p>58.4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1976" calcext:value-type="float">
            <text:p>58.4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8928" calcext:value-type="float">
            <text:p>58.4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1976" calcext:value-type="float">
            <text:p>58.4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1-12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3312" calcext:value-type="float">
            <text:p>58.5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3312" calcext:value-type="float">
            <text:p>58.5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0264" calcext:value-type="float">
            <text:p>58.5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1976" calcext:value-type="float">
            <text:p>58.4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1976" calcext:value-type="float">
            <text:p>58.4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1976" calcext:value-type="float">
            <text:p>58.4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7616" calcext:value-type="float">
            <text:p>57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7616" calcext:value-type="float">
            <text:p>57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6552" calcext:value-type="float">
            <text:p>57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6552" calcext:value-type="float">
            <text:p>57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7512" calcext:value-type="float">
            <text:p>57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9704" calcext:value-type="float">
            <text:p>57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7408" calcext:value-type="float">
            <text:p>57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7512" calcext:value-type="float">
            <text:p>57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7512" calcext:value-type="float">
            <text:p>57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3128" calcext:value-type="float">
            <text:p>57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9976" calcext:value-type="float">
            <text:p>57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0832" calcext:value-type="float">
            <text:p>57.7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4736" calcext:value-type="float">
            <text:p>57.7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4256" calcext:value-type="float">
            <text:p>57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7304" calcext:value-type="float">
            <text:p>57.6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4256" calcext:value-type="float">
            <text:p>57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0728" calcext:value-type="float">
            <text:p>57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5488" calcext:value-type="float">
            <text:p>57.6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8056" calcext:value-type="float">
            <text:p>57.5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6072" calcext:value-type="float">
            <text:p>57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9976" calcext:value-type="float">
            <text:p>57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9976" calcext:value-type="float">
            <text:p>57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6072" calcext:value-type="float">
            <text:p>57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1312" calcext:value-type="float">
            <text:p>57.7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6072" calcext:value-type="float">
            <text:p>57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6072" calcext:value-type="float">
            <text:p>57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6072" calcext:value-type="float">
            <text:p>57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3128" calcext:value-type="float">
            <text:p>57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7408" calcext:value-type="float">
            <text:p>57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6552" calcext:value-type="float">
            <text:p>57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7512" calcext:value-type="float">
            <text:p>57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3128" calcext:value-type="float">
            <text:p>57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6552" calcext:value-type="float">
            <text:p>57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1312" calcext:value-type="float">
            <text:p>57.7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6552" calcext:value-type="float">
            <text:p>57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7408" calcext:value-type="float">
            <text:p>57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2-0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6552" calcext:value-type="float">
            <text:p>57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0832" calcext:value-type="float">
            <text:p>57.7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7616" calcext:value-type="float">
            <text:p>57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7616" calcext:value-type="float">
            <text:p>57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7616" calcext:value-type="float">
            <text:p>57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7616" calcext:value-type="float">
            <text:p>57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7616" calcext:value-type="float">
            <text:p>57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7616" calcext:value-type="float">
            <text:p>57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9704" calcext:value-type="float">
            <text:p>57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7512" calcext:value-type="float">
            <text:p>57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6552" calcext:value-type="float">
            <text:p>57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7408" calcext:value-type="float">
            <text:p>57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6072" calcext:value-type="float">
            <text:p>57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0832" calcext:value-type="float">
            <text:p>57.7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4736" calcext:value-type="float">
            <text:p>57.7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7304" calcext:value-type="float">
            <text:p>57.6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7304" calcext:value-type="float">
            <text:p>57.6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0728" calcext:value-type="float">
            <text:p>57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8808" calcext:value-type="float">
            <text:p>57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3568" calcext:value-type="float">
            <text:p>57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9664" calcext:value-type="float">
            <text:p>57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3568" calcext:value-type="float">
            <text:p>57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7472" calcext:value-type="float">
            <text:p>57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7472" calcext:value-type="float">
            <text:p>57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3568" calcext:value-type="float">
            <text:p>57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8328" calcext:value-type="float">
            <text:p>57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3944" calcext:value-type="float">
            <text:p>57.4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5552" calcext:value-type="float">
            <text:p>57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5552" calcext:value-type="float">
            <text:p>57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4696" calcext:value-type="float">
            <text:p>57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4696" calcext:value-type="float">
            <text:p>57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7264" calcext:value-type="float">
            <text:p>57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6408" calcext:value-type="float">
            <text:p>57.3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5552" calcext:value-type="float">
            <text:p>57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5072" calcext:value-type="float">
            <text:p>57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7264" calcext:value-type="float">
            <text:p>57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7264" calcext:value-type="float">
            <text:p>57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1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4696" calcext:value-type="float">
            <text:p>57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7096" calcext:value-type="float">
            <text:p>57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9664" calcext:value-type="float">
            <text:p>57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9664" calcext:value-type="float">
            <text:p>57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4528" calcext:value-type="float">
            <text:p>57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5384" calcext:value-type="float">
            <text:p>57.5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8912" calcext:value-type="float">
            <text:p>57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5488" calcext:value-type="float">
            <text:p>57.6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5488" calcext:value-type="float">
            <text:p>57.6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0728" calcext:value-type="float">
            <text:p>57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0728" calcext:value-type="float">
            <text:p>57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5488" calcext:value-type="float">
            <text:p>57.6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5488" calcext:value-type="float">
            <text:p>57.6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5488" calcext:value-type="float">
            <text:p>57.6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5488" calcext:value-type="float">
            <text:p>57.6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8912" calcext:value-type="float">
            <text:p>57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8056" calcext:value-type="float">
            <text:p>57.5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8056" calcext:value-type="float">
            <text:p>57.5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4528" calcext:value-type="float">
            <text:p>57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4528" calcext:value-type="float">
            <text:p>57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5384" calcext:value-type="float">
            <text:p>57.5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1" calcext:value-type="float">
            <text:p>57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8808" calcext:value-type="float">
            <text:p>57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8808" calcext:value-type="float">
            <text:p>57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3568" calcext:value-type="float">
            <text:p>57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3568" calcext:value-type="float">
            <text:p>57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7472" calcext:value-type="float">
            <text:p>57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8328" calcext:value-type="float">
            <text:p>57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3944" calcext:value-type="float">
            <text:p>57.4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5552" calcext:value-type="float">
            <text:p>57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6408" calcext:value-type="float">
            <text:p>57.3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5072" calcext:value-type="float">
            <text:p>57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5072" calcext:value-type="float">
            <text:p>57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2024" calcext:value-type="float">
            <text:p>57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2024" calcext:value-type="float">
            <text:p>57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8496" calcext:value-type="float">
            <text:p>57.3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928" calcext:value-type="float">
            <text:p>57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6408" calcext:value-type="float">
            <text:p>57.3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7264" calcext:value-type="float">
            <text:p>57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5072" calcext:value-type="float">
            <text:p>57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5072" calcext:value-type="float">
            <text:p>57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928" calcext:value-type="float">
            <text:p>57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5552" calcext:value-type="float">
            <text:p>57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7264" calcext:value-type="float">
            <text:p>57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7264" calcext:value-type="float">
            <text:p>57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6408" calcext:value-type="float">
            <text:p>57.3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6408" calcext:value-type="float">
            <text:p>57.3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7264" calcext:value-type="float">
            <text:p>57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8496" calcext:value-type="float">
            <text:p>57.3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716" calcext:value-type="float">
            <text:p>57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1064" calcext:value-type="float">
            <text:p>57.2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4968" calcext:value-type="float">
            <text:p>57.2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4112" calcext:value-type="float">
            <text:p>57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716" calcext:value-type="float">
            <text:p>57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1064" calcext:value-type="float">
            <text:p>57.2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0584" calcext:value-type="float">
            <text:p>57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0584" calcext:value-type="float">
            <text:p>57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8872" calcext:value-type="float">
            <text:p>57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8872" calcext:value-type="float">
            <text:p>57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5824" calcext:value-type="float">
            <text:p>57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2776" calcext:value-type="float">
            <text:p>57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2296" calcext:value-type="float">
            <text:p>57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5824" calcext:value-type="float">
            <text:p>57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5824" calcext:value-type="float">
            <text:p>57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0584" calcext:value-type="float">
            <text:p>57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5824" calcext:value-type="float">
            <text:p>57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2776" calcext:value-type="float">
            <text:p>57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1064" calcext:value-type="float">
            <text:p>57.2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8872" calcext:value-type="float">
            <text:p>57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4968" calcext:value-type="float">
            <text:p>57.2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8496" calcext:value-type="float">
            <text:p>57.3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8496" calcext:value-type="float">
            <text:p>57.3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2-01-12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12-10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0728" calcext:value-type="float">
            <text:p>57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5488" calcext:value-type="float">
            <text:p>57.6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5384" calcext:value-type="float">
            <text:p>57.5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8808" calcext:value-type="float">
            <text:p>57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3568" calcext:value-type="float">
            <text:p>57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7096" calcext:value-type="float">
            <text:p>57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9664" calcext:value-type="float">
            <text:p>57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1-20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8912" calcext:value-type="float">
            <text:p>57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0728" calcext:value-type="float">
            <text:p>57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4256" calcext:value-type="float">
            <text:p>57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4736" calcext:value-type="float">
            <text:p>57.7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0832" calcext:value-type="float">
            <text:p>57.7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4736" calcext:value-type="float">
            <text:p>57.7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5384" calcext:value-type="float">
            <text:p>57.5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4-1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4528" calcext:value-type="float">
            <text:p>57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8912" calcext:value-type="float">
            <text:p>57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8056" calcext:value-type="float">
            <text:p>57.5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8912" calcext:value-type="float">
            <text:p>57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8056" calcext:value-type="float">
            <text:p>57.5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1-1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6552" calcext:value-type="float">
            <text:p>57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9704" calcext:value-type="float">
            <text:p>57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3128" calcext:value-type="float">
            <text:p>57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5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1312" calcext:value-type="float">
            <text:p>57.7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4736" calcext:value-type="float">
            <text:p>57.7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5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4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4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4256" calcext:value-type="float">
            <text:p>57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4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4736" calcext:value-type="float">
            <text:p>57.7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3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3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4256" calcext:value-type="float">
            <text:p>57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3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2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2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1-25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8-01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12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7616" calcext:value-type="float">
            <text:p>57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11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11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11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7616" calcext:value-type="float">
            <text:p>57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9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9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9976" calcext:value-type="float">
            <text:p>57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8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7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6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6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6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5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5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4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3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2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1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1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1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1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7-0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12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1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12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1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10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10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8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8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7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6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6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5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7512" calcext:value-type="float">
            <text:p>57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5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4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7512" calcext:value-type="float">
            <text:p>57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4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3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3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3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3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9417</text:p>
          </table:table-cell>
          <table:table-cell office:value-type="string" calcext:value-type="string">
            <text:p>Lake Livingston WSC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30" meta:object-count="0"/>
    <meta:user-defined meta:name="AppVersion">3.0</meta:user-defined>
  </office:meta>
</office:document-meta>
</file>